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101cm" fo:margin-bottom="0.101cm" loext:contextual-spacing="false" fo:line-height="115%" fo:text-align="justify" style:justify-single-word="false"/>
      <style:text-properties officeooo:rsid="0018734c" officeooo:paragraph-rsid="0018734c"/>
    </style:style>
    <style:style style:name="P2" style:family="paragraph" style:parent-style-name="Standard">
      <style:paragraph-properties fo:margin-top="0.101cm" fo:margin-bottom="0.101cm" loext:contextual-spacing="false" fo:line-height="115%" fo:text-align="justify" style:justify-single-word="false"/>
      <style:text-properties style:text-underline-style="none" officeooo:rsid="001bae9e" officeooo:paragraph-rsid="001c29a8"/>
    </style:style>
    <style:style style:name="P3" style:family="paragraph" style:parent-style-name="Standard" style:list-style-name="L1">
      <style:paragraph-properties fo:margin-top="0.101cm" fo:margin-bottom="0.101cm" loext:contextual-spacing="false" fo:line-height="115%" fo:text-align="justify" style:justify-single-word="false"/>
      <style:text-properties style:text-underline-style="none" officeooo:rsid="001bae9e" officeooo:paragraph-rsid="001bae9e"/>
    </style:style>
    <style:style style:name="P4" style:family="paragraph" style:parent-style-name="Standard">
      <style:paragraph-properties fo:margin-top="0.101cm" fo:margin-bottom="0.101cm" loext:contextual-spacing="false" fo:line-height="115%" fo:text-align="justify" style:justify-single-word="false"/>
      <style:text-properties style:text-underline-style="none" officeooo:rsid="001bae9e" officeooo:paragraph-rsid="001bae9e"/>
    </style:style>
    <style:style style:name="P5" style:family="paragraph" style:parent-style-name="Standard" style:list-style-name="L1">
      <style:paragraph-properties fo:margin-top="0.101cm" fo:margin-bottom="0.101cm" loext:contextual-spacing="false" fo:line-height="115%" fo:text-align="justify" style:justify-single-word="false"/>
      <style:text-properties style:text-underline-style="none" officeooo:rsid="001cb8fb" officeooo:paragraph-rsid="001cb8fb"/>
    </style:style>
    <style:style style:name="P6" style:family="paragraph" style:parent-style-name="Standard">
      <style:paragraph-properties fo:margin-top="0.101cm" fo:margin-bottom="0.101cm" loext:contextual-spacing="false" fo:line-height="115%" fo:text-align="justify" style:justify-single-word="false"/>
      <style:text-properties style:text-underline-style="none" officeooo:rsid="00195f27" officeooo:paragraph-rsid="0026f325"/>
    </style:style>
    <style:style style:name="P7" style:family="paragraph" style:parent-style-name="Standard">
      <style:paragraph-properties fo:margin-top="0.101cm" fo:margin-bottom="0.101cm" loext:contextual-spacing="false" fo:line-height="115%" fo:text-align="justify" style:justify-single-word="false"/>
      <style:text-properties style:text-underline-style="none" officeooo:rsid="0026f325" officeooo:paragraph-rsid="0026f325"/>
    </style:style>
    <style:style style:name="P8" style:family="paragraph" style:parent-style-name="Standard">
      <style:paragraph-properties fo:margin-top="0.101cm" fo:margin-bottom="0.101cm" loext:contextual-spacing="false" fo:line-height="115%" fo:text-align="justify" style:justify-single-word="false"/>
      <style:text-properties officeooo:paragraph-rsid="0026f325"/>
    </style:style>
    <style:style style:name="P9" style:family="paragraph" style:parent-style-name="Standard">
      <style:paragraph-properties fo:margin-top="0.101cm" fo:margin-bottom="0.101cm" loext:contextual-spacing="false" fo:line-height="115%" fo:text-align="justify" style:justify-single-word="false"/>
      <style:text-properties officeooo:rsid="001cb8fb" officeooo:paragraph-rsid="001cb8fb"/>
    </style:style>
    <style:style style:name="P10" style:family="paragraph" style:parent-style-name="Standard">
      <style:paragraph-properties fo:margin-top="0.101cm" fo:margin-bottom="0.101cm" loext:contextual-spacing="false" fo:line-height="115%" fo:text-align="justify" style:justify-single-word="false"/>
      <style:text-properties officeooo:rsid="001d6866" officeooo:paragraph-rsid="00223aeb"/>
    </style:style>
    <style:style style:name="P11" style:family="paragraph" style:parent-style-name="Standard">
      <style:paragraph-properties fo:margin-top="0.101cm" fo:margin-bottom="0.101cm" loext:contextual-spacing="false" fo:line-height="115%" fo:text-align="justify" style:justify-single-word="false"/>
      <style:text-properties officeooo:rsid="00223aeb" officeooo:paragraph-rsid="00224323"/>
    </style:style>
    <style:style style:name="P12" style:family="paragraph" style:parent-style-name="Standard">
      <style:paragraph-properties fo:margin-top="0.101cm" fo:margin-bottom="0.101cm" loext:contextual-spacing="false" fo:line-height="115%" fo:text-align="justify" style:justify-single-word="false"/>
      <style:text-properties officeooo:rsid="00223aeb" officeooo:paragraph-rsid="0026f279"/>
    </style:style>
    <style:style style:name="P13" style:family="paragraph" style:parent-style-name="Standard">
      <style:paragraph-properties fo:margin-top="0.101cm" fo:margin-bottom="0.101cm" loext:contextual-spacing="false" fo:line-height="115%" fo:text-align="justify" style:justify-single-word="false"/>
      <style:text-properties officeooo:rsid="0018734c" officeooo:paragraph-rsid="0026f279"/>
    </style:style>
    <style:style style:name="T1" style:family="text">
      <style:text-properties officeooo:rsid="00195f27"/>
    </style:style>
    <style:style style:name="T2" style:family="text">
      <style:text-properties officeooo:rsid="001a240d"/>
    </style:style>
    <style:style style:name="T3" style:family="text">
      <style:text-properties officeooo:rsid="001c29a8"/>
    </style:style>
    <style:style style:name="T4" style:family="text">
      <style:text-properties officeooo:rsid="001cb8fb"/>
    </style:style>
    <style:style style:name="T5" style:family="text">
      <style:text-properties officeooo:rsid="001f56e7"/>
    </style:style>
    <style:style style:name="T6" style:family="text">
      <style:text-properties officeooo:rsid="00209552"/>
    </style:style>
    <style:style style:name="T7" style:family="text">
      <style:text-properties fo:font-size="18pt" style:text-underline-style="solid" style:text-underline-width="auto" style:text-underline-color="font-color" fo:font-weight="bold" style:font-size-asian="15.75pt" style:font-weight-asian="bold" style:font-size-complex="18pt" style:font-weight-complex="bold"/>
    </style:style>
    <style:style style:name="T8" style:family="text">
      <style:text-properties officeooo:rsid="00224323"/>
    </style:style>
    <style:style style:name="T9" style:family="text">
      <style:text-properties officeooo:rsid="0026f279"/>
    </style:style>
    <style:style style:name="T10" style:family="text">
      <style:text-properties style:text-underline-style="none" officeooo:rsid="0026f325"/>
    </style:style>
    <style:style style:name="T11" style:family="text">
      <style:text-properties style:text-underline-style="none" officeooo:rsid="00195f27"/>
    </style:style>
    <style:style style:name="T12" style:family="text">
      <style:text-properties style:text-underline-style="none" officeooo:rsid="001a240d"/>
    </style:style>
    <style:style style:name="T13" style:family="text">
      <style:text-properties officeooo:rsid="0028e1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7">Informe</text:span></text:p>
      <text:p text:style-name="P11">En primer lugar, dejamos preparados los csv con los cuales se iba a entrenar y testear el algoritmo a usar. De esta manera, pudimos hacer scripts independientes para probar cada uno de los algoritmos.</text:p>
      <text:p text:style-name="P12">Para esto, <text:span text:style-name="T8">hicimos un análisis de los datasets, observando principalmente la correlación entre la duración de los viajes y los otros features. A partir de esto eliminamos aquellos que no tenían ningún tipo de influencia con las duraciones, entre los cuales se encuentran los nombres de las estaciones, las fechas, bike_id, zip_code, etc.</text:span></text:p>
      <text:p text:style-name="P12"><text:span text:style-name="T8">Luego de este parseo de datos, joineamos los datasets station y weather con trips_train y trips_test. Finalmente, construimos dos csv de train distintos, para poder ver como se comportaban los algoritmos con cada uno de ellos. En uno hemos filtrado los viajes con duraciones menores a los cinco minutos y mayores a las veinticuatro horas y, en el otro, no filtramos estos viajes. De esta manera, quedaron dos datasets de entrenamiento diferentes.</text:span></text:p>
      <text:p text:style-name="P13"><text:span text:style-name="T9">Posteriormente</text:span>, <text:span text:style-name="T9">con las columnas restantes hicimos un análisis de como influían en la duración, pudiendo agrupar algunos valores o crear nuevas columnas a partir de las ya existentes, tal como se hizo con los meses, que fueron agrupados en estaciones del año. Además esto nos permitió discretizar aquellas columnas con valores continuos, sobretodo las correspondientes al clima. En los features correspondientes a esto, tomamos la decisión de dejar aquellos que tenían la media, dado que eran los que mejor representaban su correlación con la duración de los viajes. </text:span></text:p>
      <text:p text:style-name="P13"><text:span text:style-name="T9">Por último, </text:span>transformamos <text:span text:style-name="T9">todos los features</text:span> a números, <text:span text:style-name="T9">los cuales resultan mucho mas legibles para las computadores</text:span>, de manera que se pudiesen usar para los algoritmos. <text:span text:style-name="T1">Esto lo guardamos en tres archivos .csv distintos (uno con el train, otro con el train_filtered y otro con el test), los cuales luego son levantados al momento de aplicarles el algoritmo.</text:span></text:p>
      <text:p text:style-name="P8"><text:span text:style-name="T10">Una vez finalizada la etapa de análisis de los datos</text:span><text:span text:style-name="T11">, armamos un script </text:span><text:span text:style-name="T12">el cual utilizan todos los algoritmos que probamos, en el cual se recibe el algoritmo o modelo a probar, el nombre del modelo, un parámetro que indique que train se usa si el filtrado o el otro y por último un parámetro numérico que indica que combinaciones de columnas se quiere usar para predecir las duraciones (por default se utilizan todas las del dataset levantado en este script). Estas combinaciones de columnas fueron hechas en base a los resulatdos del análisis exploratorio del primer trabajo práctico. En este pudimos observar </text:span>que existe una clara tendencia en cuanto al comportamiento de los clientes. Los suscriptores suelen alquilar las bicicletas para realizar viajes cortos, durante las horas pico de los días hábiles, más probable para ir a trabajar, y no se ven influenciado por la época del año. Los clientes casuales por el otro lado aportan un numero mucho menor de viajes, pero son de mayor duración. Se concentran en días despejados y de temperatura agradable, en verano y los fines de semana.</text:p>
      <text:p text:style-name="P6"><text:span text:style-name="T2">Luego se cargan los x_train, y_train y x_test, se entrena el modelo, se hacen las predicciones sobre el trips_test, se corre kfold y se pregunta si se quiere o no generar un output, si se lo genera, se guardan los resultados en un .csv, el cual luego se puede subir a kaggle. En cuanto al kfold se utilizó como método de puntuación explained variance score. </text:span></text:p>
      <text:p text:style-name="P7">Esto nos permitió ir probando rápidamente y de manera independiente muchos algoritmos diferentes, lo cual hizo el trabajo mas dinámico. Aquellos algoritmos que mejor funcionaban, según el score obtenido por el kfold, eran en los cuales se outputeaba un csv. Además, como prueba adicional creamos un notebook, en el cual comparamos los resultados del csv outputeado contra los <text:soft-page-break/><text:span text:style-name="T13">resultados correctos</text:span> del test, <text:span text:style-name="T13">en el cual utilizamos el mean squared error, que es el utilizado por kaggle para la competencia.</text:span></text:p>
      <text:p text:style-name="P2">A medida que avanzamos con las pruebas, los resultados fueron claramente mejores cuando se usaba el dataset filtrado y para cuatro tipos de combinaciones de columnas: la 2 (<text:span text:style-name="T3">'start_hour', 'day_of_week', 'subscription_type'</text:span>), la 3 (<text:span text:style-name="T3">'start_hour', 'day_of_week', 'subscription_type', 'season'</text:span>), la 7 (<text:span text:style-name="T3">'start_hour','day_of_week','subscription_type','season', 'start_station_id', 'end_station_id'</text:span>) y la 8 (<text:span text:style-name="T3">'start_hour', 'day_of_week', 'subscription_type','season', 'events', 'mean_temperature_f'</text:span>). <text:span text:style-name="T4">Había una combinación con la cual siempre daban malos resultados por lo que la cambiamos (la 4) y aunque mejoró, no superó los resultados de las ya mencionadas.</text:span></text:p>
      <text:p text:style-name="P4">Los algoritmos que mejores resultados nos dieron fueron:</text:p>
      <text:list xml:id="list823856363744062074" text:style-name="L1">
        <text:list-item>
          <text:p text:style-name="P5">Bagging regressor</text:p>
        </text:list-item>
        <text:list-item>
          <text:p text:style-name="P3">Multi-layer Perceptron regressor</text:p>
        </text:list-item>
        <text:list-item>
          <text:p text:style-name="P3">Decision tree</text:p>
        </text:list-item>
        <text:list-item>
          <text:p text:style-name="P5">Ada Boost Regressor</text:p>
        </text:list-item>
        <text:list-item>
          <text:p text:style-name="P5">Extra Trees Regressor</text:p>
        </text:list-item>
        <text:list-item>
          <text:p text:style-name="P5">Gradient Boosting Regressor</text:p>
        </text:list-item>
        <text:list-item>
          <text:p text:style-name="P3">Linear regression</text:p>
        </text:list-item>
        <text:list-item>
          <text:p text:style-name="P3">Logistic regression</text:p>
        </text:list-item>
        <text:list-item>
          <text:p text:style-name="P3">Orthogonal matching pursuit</text:p>
        </text:list-item>
      </text:list>
      <text:p text:style-name="P1"/>
      <text:p text:style-name="P9">Entre los muchos que probamos, ya que probamos todo aquel algoritmo de regresión que encontramos en la librería de sc<text:span text:style-name="T5">i</text:span>kit learn. Así mismo, también probamos cambiarle los parámetros a estos algoritmos <text:span text:style-name="T6">(grid search)</text:span> en busca de mejores resultados, pero no logramos encontrar grandes variantes.</text:p>
      <text:p text:style-name="P9">Por otro lado, hubo algunos pocos que nos fueron imposibles de probar, por ejemplo random forest debido a problemas de memoria (memory error) o performance (se quedaba tildada la computad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4:02:12.130514777</meta:creation-date>
    <dc:date>2017-06-22T17:04:39.164250932</dc:date>
    <meta:editing-duration>PT24M12S</meta:editing-duration>
    <meta:editing-cycles>8</meta:editing-cycles>
    <meta:generator>LibreOffice/5.1.6.2$Linux_X86_64 LibreOffice_project/10m0$Build-2</meta:generator>
    <meta:document-statistic meta:table-count="0" meta:image-count="0" meta:object-count="0" meta:page-count="2" meta:paragraph-count="22" meta:word-count="826" meta:character-count="5257" meta:non-whitespace-character-count="4460"/>
  </office:meta>
</office:document-meta>
</file>